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106cm" loext:contextual-spacing="false"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style:font-size-asian="11pt" style:font-name-complex="Calibri1" style:font-size-complex="11pt"/>
    </style:style>
    <style:style style:name="P4" style:family="paragraph" style:parent-style-name="Normal_20__28_Web_29_">
      <style:text-properties fo:color="#000000" style:font-name="Calibri" fo:font-size="11pt" officeooo:rsid="001b2eff" officeooo:paragraph-rsid="001b2eff" style:font-size-asian="11pt" style:font-name-complex="Calibri1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sistema Mercado de Trabson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1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3">Cada empresa possuirá um CNPJ, nome, endereço, telefones e CEP. </text:p>
      <text:p text:style-name="P3">Cada pessoa possuirá nome, idade, telefone, CPF, endereço, currículo e nacionalidade.</text:p>
      <text:p text:style-name="P3">Cada escola possuirá um nome, endereço, CNPJ, telefones e CEP. </text:p>
      <text:p text:style-name="P3">Cada concursos irá ter um nome, edital, quantidade de vagas e descrição. </text:p>
      <text:p text:style-name="P3">Cada estágios possuirá um nome, quantidade de vagas,descrição e remuneração. </text:p>
      <text:p text:style-name="P3">Cada auxílio estudantil terá um nome, quantidade de vagas,descrição e um edital.</text:p>
      <text:p text:style-name="P3">Cada oferta de emprego terá um nome, quantidade de vagas disponíveis, edital e uma descrição.</text:p>
      <text:p text:style-name="P3">Cada bolsa estudantil terá um nome, quantidade de bolsas disponíveis, descrição, edital e desconto.</text:p>
      <text:p text:style-name="P3">Cada empresa poderá cadastrar vários concursos,vagas de emprego, estágios e oportunidades de jovem aprendiz. </text:p>
      <text:p text:style-name="P3">Cada escola poderá cadastrar bolsas, auxílios estudantis e estágios.</text:p>
      <text:p text:style-name="P3">Uma pessoa também poderá preencher um currículo em seu perfil e quando ela se registrar em uma vaga de emprego automaticamente o sistema irá enviar o seu currículo para ser verificado. </text:p>
      <text:p text:style-name="P3">Uma empresa também poderá fazer uma pesquisa das pessoas que estão em busca de empregos de acordo o seu currículo.</text:p>
      <text:p text:style-name="P3">Cada pessoa poderá fazer uma pesquisa de todas as oportunidades já cadastradas no sistema ou filtrar sua pesquisa por tipo e município </text:p>
      <text:p text:style-name="P3">Cada pessoa poderá seguir uma empresa ou uma escola, e irá receber notificações das oportunidades cadastradas.</text:p>
      <text:p text:style-name="P3">O sistema deverá permitir o cadastro de empresas, pessoas, concursos, escolas, estágios, currículos, ofertas de emprego, bolsas estudantis e auxílios estudantis. </text:p>
      <text:p text:style-name="P2"/>
      <text:p text:style-name="P2">Requisitos Funcionais </text:p>
      <text:p text:style-name="P2">1.0-cadastro de Pessoas</text:p>
      <text:p text:style-name="P2">2.0-cadastro de empresa</text:p>
      <text:p text:style-name="P2">3.0-cadastro de concurso</text:p>
      <text:p text:style-name="P2">4.0-cadastro de escolas</text:p>
      <text:p text:style-name="P2">5.0-cadastro de estágio</text:p>
      <text:p text:style-name="P2">6.0-cadastro de currículo</text:p>
      <text:p text:style-name="P2">7.0-cadastro de ofertas de emprego</text:p>
      <text:p text:style-name="P2">8.0-cadastro de bolsa estudantil</text:p>
      <text:p text:style-name="P2">9.0-cadastro de auxilio estudantil</text:p>
      <text:p text:style-name="P2">10-O Sistema deverá ter um Campo de pesquisa</text:p>
      <text:p text:style-name="P2">11-Usuário poderá seguir as Empresas</text:p>
      <text:p text:style-name="P2">12-Usuário poderá seguir as Escolas</text:p>
      <text:p text:style-name="P2">13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07T07:37:58.014000000</dc:date>
    <meta:editing-duration>PT1M7S</meta:editing-duration>
    <meta:editing-cycles>1</meta:editing-cycles>
    <meta:document-statistic meta:table-count="0" meta:image-count="0" meta:object-count="0" meta:page-count="1" meta:paragraph-count="31" meta:word-count="355" meta:character-count="2400" meta:non-whitespace-character-count="2065"/>
    <meta:generator>LibreOffice/5.4.2.2$Windows_X86_64 LibreOffice_project/22b09f6418e8c2d508a9eaf86b2399209b0990f4</meta:generator>
  </office:meta>
</office:document-meta>
</file>